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40:00" calcext:value-type="date">
            <text:p>02/10/22 07:40 AM</text:p>
          </table:table-cell>
          <table:table-cell table:style-name="ce15" table:formula="of:=[.B69]-[.A69]" office:value-type="time" office:time-value="PT00H45M00S" calcext:value-type="time">
            <text:p>00:45:00</text:p>
          </table:table-cell>
          <table:table-cell table:style-name="ce7" table:formula="of:=[.C69]+[.D68]" office:value-type="time" office:time-value="PT37H25M59.999999S" calcext:value-type="time">
            <text:p>37:26:00</text:p>
          </table:table-cell>
          <table:table-cell office:value-type="string" calcext:value-type="string">
            <text:p>Milestone 3 Initialization</text:p>
          </table:table-cell>
          <table:table-cell table:number-columns-repeated="59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58">
      <number:month number:textual="true"/>
      <number:text>-</number:text>
      <number:year/>
    </number:dat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42">
      <number:hours/>
      <number:text>:</number:text>
      <number:minutes number:style="long"/>
      <number:text> </number:text>
      <number:am-pm/>
    </number:tim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34">
      <number:month/>
      <number:text>/</number:text>
      <number:day/>
      <number:text>/</number:text>
      <number:year number:style="long"/>
    </number:date-style>
    <number:date-style style:name="N147">
      <number:day/>
      <number:text>-</number:text>
      <number:month number:textual="true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6:56:43.1430961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0T06:57:29.470279114</dc:date>
    <meta:editing-cycles>99</meta:editing-cycles>
    <meta:editing-duration>P1DT53M38S</meta:editing-duration>
    <meta:generator>LibreOffice/7.3.0.3$Linux_X86_64 LibreOffice_project/30$Build-3</meta:generator>
    <meta:document-statistic meta:table-count="1" meta:cell-count="331" meta:object-count="0"/>
    <meta:user-defined meta:name="AppVersion">15.0000</meta:user-defined>
  </office:meta>
</office:document-meta>
</file>